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59cm" fo:min-width="2.64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9.562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1.278cm"/>
    </style:style>
    <style:style style:name="gr6" style:family="graphic" style:parent-style-name="objectwithoutfill">
      <style:graphic-properties svg:stroke-color="#000000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95cm"/>
    </style:style>
    <style:style style:name="gr9" style:family="graphic" style:parent-style-name="objectwithoutfill">
      <style:graphic-properties svg:stroke-color="#0000ff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draw:stroke="none" svg:stroke-color="#000000" draw:fill="none" draw:fill-color="#ffffff" fo:min-height="0.789cm"/>
    </style:style>
    <style:style style:name="gr12" style:family="graphic" style:parent-style-name="standard">
      <style:graphic-properties draw:stroke="none" svg:stroke-color="#000000" draw:fill="none" draw:fill-color="#ffffff" fo:min-height="1.274cm"/>
    </style:style>
    <style:style style:name="gr13" style:family="graphic" style:parent-style-name="standard">
      <style:graphic-properties draw:stroke="none" svg:stroke-color="#000000" draw:fill="none" draw:fill-color="#ffffff" fo:min-height="1.147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1.848cm" fo:min-width="0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0.77cm"/>
    </style:style>
    <style:style style:name="gr16" style:family="graphic" style:parent-style-name="standard">
      <style:graphic-properties draw:stroke="none" svg:stroke-color="#000000" draw:fill="none" draw:fill-color="#ffffff" fo:min-height="1.178cm"/>
    </style:style>
    <style:style style:name="gr17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143cm" svg:x="8.239cm" svg:y="1.762cm">
          <text:p text:style-name="P1"><text:span text:style-name="T1">Choose # of play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8.239cm" svg:y="3.667cm">
          <text:p text:style-name="P1"><text:span text:style-name="T1">3 play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3.794cm" svg:y="3.667cm">
          <text:p text:style-name="P1"><text:span text:style-name="T1">2 play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12.684cm" svg:y="3.667cm">
          <text:p text:style-name="P1"><text:span text:style-name="T1">6 play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3.794cm" svg:y="10.906cm">
          <text:p text:style-name="P1"><text:span text:style-name="T1">No Huma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12.684cm" svg:y="6.969cm">
          <text:p text:style-name="P1"><text:span text:style-name="T1">Choose # of human play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3.794cm" svg:y="6.969cm">
          <text:p text:style-name="P1"><text:span text:style-name="T1">Choose # of human play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8.366cm" svg:y="5.318cm">
          <text:p text:style-name="P1"><text:span text:style-name="T1">Choose board size(5,7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8.239cm" svg:y="6.969cm">
          <text:p text:style-name="P1"><text:span text:style-name="T1">Choose # of human play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12.811cm" svg:y="12.684cm">
          <text:p text:style-name="P1"><text:span text:style-name="T1">Randomly assign team </text:span></text:p>
          <text:p text:style-name="P1"><text:span text:style-name="T1">Color/posi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3.794cm" svg:y="12.557cm">
          <text:p text:style-name="P1"><text:span text:style-name="T1">Randomly assign team </text:span></text:p>
          <text:p text:style-name="P1"><text:span text:style-name="T1">Color/posi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12.684cm" svg:y="11.033cm">
          <text:p text:style-name="P1"><text:span text:style-name="T1">One or more huma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3.794cm" svg:y="14.208cm">
          <text:p text:style-name="P1"><text:span text:style-name="T1">Initiate board at correct siz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12.938cm" svg:y="14.335cm">
          <text:p text:style-name="P1"><text:span text:style-name="T1">Initiate board at correct siz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13.192cm" svg:y="17.891cm">
          <text:p text:style-name="P1"><text:span text:style-name="T1">Update interface for</text:span></text:p>
          <text:p text:style-name="P1"><text:span text:style-name="T1">Robot tur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3.921cm" svg:y="15.986cm">
          <text:p text:style-name="P1"><text:span text:style-name="T1">Upload AI fil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8.493cm" svg:y="20.05cm">
          <text:p text:style-name="P1"><text:span text:style-name="T1">Determine Win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13.065cm" svg:y="16.113cm">
          <text:p text:style-name="P1"><text:span text:style-name="T1">Upload AI fil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3.921cm" svg:y="17.764cm">
          <text:p text:style-name="P1"><text:span text:style-name="T1">Simulate g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8.493cm" svg:y="22.082cm">
          <text:p text:style-name="P1"><text:span text:style-name="T1">End G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398cm" svg:y1="2.905cm" svg:x2="10.525cm" svg:y2="3.667cm">
          <text:p/>
        </draw:line>
        <draw:line draw:style-name="gr2" draw:text-style-name="P3" draw:layer="layout" svg:x1="8.874cm" svg:y1="2.778cm" svg:x2="6.08cm" svg:y2="3.667cm">
          <text:p/>
        </draw:line>
        <draw:line draw:style-name="gr2" draw:text-style-name="P3" draw:layer="layout" svg:x1="12.049cm" svg:y1="2.778cm" svg:x2="14.843cm" svg:y2="3.667cm">
          <text:p/>
        </draw:line>
        <draw:line draw:style-name="gr2" draw:text-style-name="P3" draw:layer="layout" svg:x1="6.08cm" svg:y1="4.81cm" svg:x2="6.08cm" svg:y2="6.969cm">
          <text:p/>
        </draw:line>
        <draw:line draw:style-name="gr2" draw:text-style-name="P3" draw:layer="layout" svg:x1="10.398cm" svg:y1="4.81cm" svg:x2="10.525cm" svg:y2="5.318cm">
          <text:p/>
        </draw:line>
        <draw:line draw:style-name="gr2" draw:text-style-name="P3" draw:layer="layout" svg:x1="14.843cm" svg:y1="4.81cm" svg:x2="14.843cm" svg:y2="6.969cm">
          <text:p/>
        </draw:line>
        <draw:line draw:style-name="gr2" draw:text-style-name="P3" draw:layer="layout" svg:x1="10.525cm" svg:y1="6.461cm" svg:x2="10.398cm" svg:y2="6.969cm">
          <text:p/>
        </draw:line>
        <draw:line draw:style-name="gr2" draw:text-style-name="P3" draw:layer="layout" svg:x1="6.08cm" svg:y1="8.112cm" svg:x2="6.08cm" svg:y2="10.906cm">
          <text:p/>
        </draw:line>
        <draw:line draw:style-name="gr2" draw:text-style-name="P3" draw:layer="layout" svg:x1="8.874cm" svg:y1="7.985cm" svg:x2="6.08cm" svg:y2="10.906cm">
          <text:p/>
        </draw:line>
        <draw:line draw:style-name="gr2" draw:text-style-name="P3" draw:layer="layout" svg:x1="13.319cm" svg:y1="7.985cm" svg:x2="6.08cm" svg:y2="10.906cm">
          <text:p/>
        </draw:line>
        <draw:line draw:style-name="gr2" draw:text-style-name="P3" draw:layer="layout" svg:x1="7.604cm" svg:y1="7.985cm" svg:x2="14.843cm" svg:y2="11.033cm">
          <text:p/>
        </draw:line>
        <draw:line draw:style-name="gr2" draw:text-style-name="P3" draw:layer="layout" svg:x1="12.049cm" svg:y1="7.985cm" svg:x2="14.843cm" svg:y2="11.033cm">
          <text:p/>
        </draw:line>
        <draw:line draw:style-name="gr2" draw:text-style-name="P3" draw:layer="layout" svg:x1="14.843cm" svg:y1="8.112cm" svg:x2="14.843cm" svg:y2="11.033cm">
          <text:p/>
        </draw:line>
        <draw:line draw:style-name="gr2" draw:text-style-name="P3" draw:layer="layout" svg:x1="6.08cm" svg:y1="12.049cm" svg:x2="5.953cm" svg:y2="12.557cm">
          <text:p/>
        </draw:line>
        <draw:line draw:style-name="gr2" draw:text-style-name="P3" draw:layer="layout" svg:x1="14.843cm" svg:y1="12.176cm" svg:x2="14.97cm" svg:y2="12.684cm">
          <text:p/>
        </draw:line>
        <draw:line draw:style-name="gr2" draw:text-style-name="P3" draw:layer="layout" svg:x1="6.08cm" svg:y1="13.7cm" svg:x2="6.08cm" svg:y2="14.208cm">
          <text:p/>
        </draw:line>
        <draw:line draw:style-name="gr2" draw:text-style-name="P3" draw:layer="layout" svg:x1="14.97cm" svg:y1="13.827cm" svg:x2="15.097cm" svg:y2="14.335cm">
          <text:p/>
        </draw:line>
        <draw:line draw:style-name="gr2" draw:text-style-name="P3" draw:layer="layout" svg:x1="15.097cm" svg:y1="15.478cm" svg:x2="15.351cm" svg:y2="16.113cm">
          <text:p/>
        </draw:line>
        <draw:line draw:style-name="gr2" draw:text-style-name="P3" draw:layer="layout" svg:x1="6.08cm" svg:y1="15.351cm" svg:x2="6.207cm" svg:y2="15.986cm">
          <text:p/>
        </draw:line>
        <draw:line draw:style-name="gr2" draw:text-style-name="P3" draw:layer="layout" svg:x1="6.207cm" svg:y1="17.129cm" svg:x2="6.207cm" svg:y2="17.764cm">
          <text:p/>
        </draw:line>
        <draw:line draw:style-name="gr2" draw:text-style-name="P3" draw:layer="layout" svg:x1="15.351cm" svg:y1="17.256cm" svg:x2="15.478cm" svg:y2="17.891cm">
          <text:p/>
        </draw:line>
        <draw:line draw:style-name="gr2" draw:text-style-name="P3" draw:layer="layout" svg:x1="7.731cm" svg:y1="18.78cm" svg:x2="10.652cm" svg:y2="20.05cm">
          <text:p/>
        </draw:line>
        <draw:line draw:style-name="gr2" draw:text-style-name="P3" draw:layer="layout" svg:x1="13.827cm" svg:y1="18.907cm" svg:x2="10.652cm" svg:y2="20.05cm">
          <text:p/>
        </draw:line>
        <draw:line draw:style-name="gr2" draw:text-style-name="P3" draw:layer="layout" svg:x1="10.779cm" svg:y1="21.193cm" svg:x2="10.652cm" svg:y2="22.082cm">
          <text:p/>
        </draw:line>
        <draw:frame draw:style-name="gr3" draw:text-style-name="P4" draw:layer="layout" svg:width="12.065cm" svg:height="0.962cm" svg:x="5.768cm" svg:y="0.959cm">
          <draw:text-box>
            <text:p>Game Initiation Sequence Diagram</text:p>
          </draw:text-box>
        </draw:frame>
        <draw:custom-shape draw:style-name="gr1" draw:text-style-name="P2" draw:layer="layout" svg:width="4.445cm" svg:height="1.143cm" svg:x="14.97cm" svg:y="20.177cm">
          <text:p text:style-name="P1"><text:span text:style-name="T1">Terminate game</text:span></text:p>
          <text:p text:style-name="P1"><text:span text:style-name="T1">Before comple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5.478cm" svg:y1="19.034cm" svg:x2="17.129cm" svg:y2="20.177cm">
          <text:p/>
        </draw:line>
      </draw:page>
      <draw:page draw:name="page2" draw:style-name="dp1" draw:master-page-name="Default">
        <draw:custom-shape draw:style-name="gr4" draw:text-style-name="P5" draw:layer="layout" svg:width="0.381cm" svg:height="19.812cm" svg:x="1.381cm" svg:y="4.4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78cm" svg:height="1.016cm" svg:x="1cm" svg:y="3.54cm">
          <text:p text:style-name="P1"><text:span text:style-name="T1">AI Robo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78cm" svg:height="1.016cm" svg:x="8.493cm" svg:y="3.54cm">
          <text:p text:style-name="P1"><text:span text:style-name="T1">Sca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78cm" svg:height="1.016cm" svg:x="4.556cm" svg:y="3.54cm">
          <text:p text:style-name="P1"><text:span text:style-name="T1">Mailbox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78cm" svg:height="1.016cm" svg:x="12.303cm" svg:y="3.54cm">
          <text:p text:style-name="P1"><text:span text:style-name="T1">Mov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78cm" svg:height="1.016cm" svg:x="16.113cm" svg:y="3.54cm">
          <text:p text:style-name="P1"><text:span text:style-name="T1">Sh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5.445cm" svg:y1="4.556cm" svg:x2="5.318cm" svg:y2="24.241cm">
          <text:p/>
        </draw:line>
        <draw:line draw:style-name="gr6" draw:text-style-name="P6" draw:layer="layout" svg:x1="9.382cm" svg:y1="4.556cm" svg:x2="9.255cm" svg:y2="24.114cm">
          <text:p/>
        </draw:line>
        <draw:line draw:style-name="gr6" draw:text-style-name="P6" draw:layer="layout" svg:x1="13.319cm" svg:y1="4.556cm" svg:x2="13.192cm" svg:y2="23.987cm">
          <text:p/>
        </draw:line>
        <draw:line draw:style-name="gr6" draw:text-style-name="P6" draw:layer="layout" svg:x1="17.002cm" svg:y1="4.556cm" svg:x2="16.875cm" svg:y2="24.241cm">
          <text:p/>
        </draw:line>
        <draw:line draw:style-name="gr7" draw:text-style-name="P6" draw:layer="layout" svg:x1="5.445cm" svg:y1="5.699cm" svg:x2="9.382cm" svg:y2="5.699cm">
          <text:p/>
        </draw:line>
        <draw:line draw:style-name="gr7" draw:text-style-name="P6" draw:layer="layout" svg:x1="1.762cm" svg:y1="5.318cm" svg:x2="5.318cm" svg:y2="5.318cm">
          <text:p/>
        </draw:line>
        <draw:frame draw:style-name="gr8" draw:text-style-name="P7" draw:layer="layout" svg:width="4.699cm" svg:height="0.645cm" svg:x="5.572cm" svg:y="5.064cm">
          <draw:text-box>
            <text:p><text:span text:style-name="T1">2.1 Scan surroundings</text:span></text:p>
          </draw:text-box>
        </draw:frame>
        <draw:frame draw:style-name="gr8" draw:text-style-name="P7" draw:layer="layout" svg:width="3.81cm" svg:height="0.645cm" svg:x="1.635cm" svg:y="4.683cm">
          <draw:text-box>
            <text:p><text:span text:style-name="T1">1.1 Check mailbox</text:span></text:p>
          </draw:text-box>
        </draw:frame>
        <draw:line draw:style-name="gr7" draw:text-style-name="P6" draw:layer="layout" svg:x1="9.382cm" svg:y1="7.858cm" svg:x2="13.319cm" svg:y2="7.858cm">
          <text:p/>
        </draw:line>
        <draw:line draw:style-name="gr7" draw:text-style-name="P6" draw:layer="layout" svg:x1="13.319cm" svg:y1="10.144cm" svg:x2="9.382cm" svg:y2="10.144cm">
          <text:p/>
        </draw:line>
        <draw:line draw:style-name="gr7" draw:text-style-name="P6" draw:layer="layout" svg:x1="9.382cm" svg:y1="10.779cm" svg:x2="13.446cm" svg:y2="10.779cm">
          <text:p/>
        </draw:line>
        <draw:frame draw:style-name="gr8" draw:text-style-name="P7" draw:layer="layout" svg:width="3.81cm" svg:height="0.645cm" svg:x="9.509cm" svg:y="7.35cm">
          <draw:text-box>
            <text:p><text:span text:style-name="T1">3.1 No targets</text:span></text:p>
          </draw:text-box>
        </draw:frame>
        <draw:frame draw:style-name="gr8" draw:text-style-name="P7" draw:layer="layout" svg:width="7.366cm" svg:height="0.645cm" svg:x="9.509cm" svg:y="9.499cm">
          <draw:text-box>
            <text:p><text:span text:style-name="T1">4.1 Scan new position</text:span></text:p>
          </draw:text-box>
        </draw:frame>
        <draw:frame draw:style-name="gr8" draw:text-style-name="P7" draw:layer="layout" svg:width="7.112cm" svg:height="0.645cm" svg:x="9.763cm" svg:y="10.144cm">
          <draw:text-box>
            <text:p><text:span text:style-name="T1">4.2 No targets</text:span></text:p>
          </draw:text-box>
        </draw:frame>
        <draw:line draw:style-name="gr7" draw:text-style-name="P6" draw:layer="layout" svg:x1="9.382cm" svg:y1="13.446cm" svg:x2="17.129cm" svg:y2="13.446cm">
          <text:p/>
        </draw:line>
        <draw:line draw:style-name="gr7" draw:text-style-name="P6" draw:layer="layout" svg:x1="9.382cm" svg:y1="8.747cm" svg:x2="17.002cm" svg:y2="8.747cm">
          <text:p/>
        </draw:line>
        <draw:frame draw:style-name="gr8" draw:text-style-name="P7" draw:layer="layout" svg:width="4.572cm" svg:height="0.645cm" svg:x="10.652cm" svg:y="8.239cm">
          <draw:text-box>
            <text:p><text:span text:style-name="T1">3.2 target</text:span></text:p>
          </draw:text-box>
        </draw:frame>
        <draw:line draw:style-name="gr9" draw:text-style-name="P6" draw:layer="layout" svg:x1="8.874cm" svg:y1="11.414cm" svg:x2="8.874cm" svg:y2="9.382cm">
          <text:p/>
        </draw:line>
        <draw:line draw:style-name="gr9" draw:text-style-name="P6" draw:layer="layout" svg:x1="8.874cm" svg:y1="9.382cm" svg:x2="14.843cm" svg:y2="9.382cm">
          <text:p/>
        </draw:line>
        <draw:line draw:style-name="gr9" draw:text-style-name="P6" draw:layer="layout" svg:x1="8.874cm" svg:y1="11.541cm" svg:x2="14.589cm" svg:y2="11.541cm">
          <text:p/>
        </draw:line>
        <draw:line draw:style-name="gr9" draw:text-style-name="P6" draw:layer="layout" svg:x1="14.716cm" svg:y1="11.541cm" svg:x2="14.716cm" svg:y2="9.509cm">
          <text:p/>
        </draw:line>
        <draw:line draw:style-name="gr7" draw:text-style-name="P6" draw:layer="layout" svg:x1="8.493cm" svg:y1="9.001cm" svg:x2="9.001cm" svg:y2="9.509cm">
          <text:p/>
        </draw:line>
        <draw:frame draw:style-name="gr8" draw:text-style-name="P7" draw:layer="layout" svg:width="2.667cm" svg:height="0.645cm" svg:x="7.731cm" svg:y="8.366cm">
          <draw:text-box>
            <text:p><text:span text:style-name="T1">Loop</text:span></text:p>
          </draw:text-box>
        </draw:frame>
        <draw:frame draw:style-name="gr8" draw:text-style-name="P7" draw:layer="layout" svg:width="3.683cm" svg:height="0.645cm" svg:x="10.398cm" svg:y="12.928cm">
          <draw:text-box>
            <text:p><text:span text:style-name="T1">4.3 target</text:span></text:p>
          </draw:text-box>
        </draw:frame>
        <draw:line draw:style-name="gr7" draw:text-style-name="P6" draw:layer="layout" svg:x1="16.875cm" svg:y1="15.351cm" svg:x2="5.445cm" svg:y2="15.351cm">
          <text:p/>
        </draw:line>
        <draw:frame draw:style-name="gr10" draw:text-style-name="P7" draw:layer="layout" svg:width="4.191cm" svg:height="0.762cm" svg:x="9.382cm" svg:y="14.335cm">
          <draw:text-box>
            <text:p><text:span text:style-name="T1">5.1 Update mailbox</text:span></text:p>
          </draw:text-box>
        </draw:frame>
        <draw:line draw:style-name="gr7" draw:text-style-name="P6" draw:layer="layout" svg:x1="13.319cm" svg:y1="18.653cm" svg:x2="9.382cm" svg:y2="18.653cm">
          <text:p/>
        </draw:line>
        <draw:frame draw:style-name="gr8" draw:text-style-name="P7" draw:layer="layout" svg:width="4.191cm" svg:height="0.645cm" svg:x="7.35cm" svg:y="16.357cm">
          <draw:text-box>
            <text:p><text:span text:style-name="T1">6.1 movement left</text:span></text:p>
          </draw:text-box>
        </draw:frame>
        <draw:line draw:style-name="gr7" draw:text-style-name="P6" draw:layer="layout" svg:x1="5.318cm" svg:y1="16.875cm" svg:x2="13.319cm" svg:y2="16.875cm">
          <text:p/>
        </draw:line>
        <draw:frame draw:style-name="gr11" draw:text-style-name="P7" draw:layer="layout" svg:width="5.969cm" svg:height="1.039cm" svg:x="9.509cm" svg:y="17.51cm">
          <draw:text-box>
            <text:p><text:span text:style-name="T1">6.2 no movement left,</text:span></text:p>
            <text:p><text:span text:style-name="T1">Scan new Surroundings</text:span></text:p>
          </draw:text-box>
        </draw:frame>
        <draw:frame draw:style-name="gr12" draw:text-style-name="P4" draw:layer="layout" svg:width="12.192cm" svg:height="1.524cm" svg:x="5.191cm" svg:y="1.254cm">
          <draw:text-box>
            <text:p>Robot Turn Sequence Diagram</text:p>
          </draw:text-box>
        </draw:frame>
        <draw:line draw:style-name="gr2" draw:text-style-name="P3" draw:layer="layout" svg:x1="5.318cm" svg:y1="16.113cm" svg:x2="1.762cm" svg:y2="16.113cm">
          <text:p/>
        </draw:line>
        <draw:frame draw:style-name="gr11" draw:text-style-name="P7" draw:layer="layout" svg:width="3.556cm" svg:height="1.039cm" svg:x="1.916cm" svg:y="15.097cm">
          <draw:text-box>
            <text:p><text:span text:style-name="T1">5.2 No movement left, End Turn </text:span></text:p>
          </draw:text-box>
        </draw:frame>
        <draw:line draw:style-name="gr2" draw:text-style-name="P3" draw:layer="layout" svg:x1="9.382cm" svg:y1="19.542cm" svg:x2="5.318cm" svg:y2="19.542cm">
          <text:p/>
        </draw:line>
        <draw:frame draw:style-name="gr13" draw:text-style-name="P7" draw:layer="layout" svg:width="4.318cm" svg:height="1.397cm" svg:x="5.699cm" svg:y="18.907cm">
          <draw:text-box>
            <text:p><text:span text:style-name="T1">6.3 Update Mailbox</text:span></text:p>
          </draw:text-box>
        </draw:frame>
        <draw:line draw:style-name="gr2" draw:text-style-name="P3" draw:layer="layout" svg:x1="5.318cm" svg:y1="20.304cm" svg:x2="1.762cm" svg:y2="20.304cm">
          <text:p/>
        </draw:line>
        <draw:frame draw:style-name="gr8" draw:text-style-name="P7" draw:layer="layout" svg:width="3.556cm" svg:height="0.645cm" svg:x="2.143cm" svg:y="19.669cm">
          <draw:text-box>
            <text:p><text:span text:style-name="T1">6.4 End Turn</text:span></text:p>
          </draw:text-box>
        </draw:frame>
      </draw:page>
      <draw:page draw:name="page3" draw:style-name="dp1" draw:master-page-name="Default">
        <draw:custom-shape draw:style-name="gr14" draw:text-style-name="P5" draw:layer="layout" svg:width="0.254cm" svg:height="22.098cm" svg:x="1cm" svg:y="4.55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cm" svg:height="1.143cm" svg:x="1cm" svg:y="3.413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cm" svg:height="1.143cm" svg:x="17.891cm" svg:y="3.413cm">
          <text:p text:style-name="P1"><text:span text:style-name="T1">Stats 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cm" svg:height="1.143cm" svg:x="15.351cm" svg:y="3.413cm">
          <text:p text:style-name="P1"><text:span text:style-name="T1">Exit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cm" svg:height="1.143cm" svg:x="12.811cm" svg:y="3.413cm">
          <text:p text:style-name="P1"><text:span text:style-name="T1">Game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cm" svg:height="1.143cm" svg:x="10.271cm" svg:y="3.413cm">
          <text:p text:style-name="P1"><text:span text:style-name="T1">Choose</text:span></text:p>
          <text:p text:style-name="P1"><text:span text:style-name="T1">Team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cm" svg:height="1.143cm" svg:x="7.858cm" svg:y="3.413cm">
          <text:p text:style-name="P1"><text:span text:style-name="T1">Game</text:span></text:p>
          <text:p text:style-name="P1"><text:span text:style-name="T1">Options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cm" svg:height="1.143cm" svg:x="5.445cm" svg:y="3.413cm">
          <text:p text:style-name="P1"><text:span text:style-name="T1">Rules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cm" svg:height="1.143cm" svg:x="3.286cm" svg:y="3.413cm">
          <text:p text:style-name="P1"><text:span text:style-name="T1">Start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4.048cm" svg:y1="4.556cm" svg:x2="3.921cm" svg:y2="26.654cm">
          <text:p/>
        </draw:line>
        <draw:line draw:style-name="gr6" draw:text-style-name="P6" draw:layer="layout" svg:x1="8.493cm" svg:y1="4.556cm" svg:x2="8.366cm" svg:y2="26.654cm">
          <text:p/>
        </draw:line>
        <draw:line draw:style-name="gr6" draw:text-style-name="P6" draw:layer="layout" svg:x1="10.906cm" svg:y1="4.556cm" svg:x2="10.779cm" svg:y2="26.654cm">
          <text:p/>
        </draw:line>
        <draw:line draw:style-name="gr6" draw:text-style-name="P6" draw:layer="layout" svg:x1="13.446cm" svg:y1="4.556cm" svg:x2="13.319cm" svg:y2="26.654cm">
          <text:p/>
        </draw:line>
        <draw:line draw:style-name="gr6" draw:text-style-name="P6" draw:layer="layout" svg:x1="15.986cm" svg:y1="4.556cm" svg:x2="15.859cm" svg:y2="26.654cm">
          <text:p/>
        </draw:line>
        <draw:line draw:style-name="gr6" draw:text-style-name="P6" draw:layer="layout" svg:x1="18.526cm" svg:y1="4.556cm" svg:x2="18.399cm" svg:y2="26.654cm">
          <text:p/>
        </draw:line>
        <draw:line draw:style-name="gr6" draw:text-style-name="P6" draw:layer="layout" svg:x1="6.08cm" svg:y1="4.556cm" svg:x2="5.953cm" svg:y2="26.654cm">
          <text:p/>
        </draw:line>
        <draw:line draw:style-name="gr7" draw:text-style-name="P6" draw:layer="layout" svg:x1="1.254cm" svg:y1="5.064cm" svg:x2="4.175cm" svg:y2="5.064cm">
          <text:p/>
        </draw:line>
        <draw:frame draw:style-name="gr8" draw:text-style-name="P7" draw:layer="layout" svg:width="3.937cm" svg:height="0.645cm" svg:x="1.127cm" svg:y="4.546cm">
          <draw:text-box>
            <text:p><text:span text:style-name="T1">1. Begin Program</text:span></text:p>
          </draw:text-box>
        </draw:frame>
        <draw:line draw:style-name="gr7" draw:text-style-name="P6" draw:layer="layout" svg:x1="4.048cm" svg:y1="6.08cm" svg:x2="1.381cm" svg:y2="6.08cm">
          <text:p/>
        </draw:line>
        <draw:frame draw:style-name="gr16" draw:text-style-name="P7" draw:layer="layout" svg:width="2.967cm" svg:height="1.428cm" svg:x="1.626cm" svg:y="5.191cm">
          <draw:text-box>
            <text:p><text:span text:style-name="T1">1.1 Click Quit, end program</text:span></text:p>
          </draw:text-box>
        </draw:frame>
        <draw:line draw:style-name="gr7" draw:text-style-name="P6" draw:layer="layout" svg:x1="4.048cm" svg:y1="5.572cm" svg:x2="6.08cm" svg:y2="5.572cm">
          <text:p/>
        </draw:line>
        <draw:frame draw:style-name="gr11" draw:text-style-name="P7" draw:layer="layout" svg:width="2.54cm" svg:height="1.039cm" svg:x="4.216cm" svg:y="4.655cm">
          <draw:text-box>
            <text:p><text:span text:style-name="T1">2.1 Click Rules</text:span></text:p>
          </draw:text-box>
        </draw:frame>
        <draw:line draw:style-name="gr7" draw:text-style-name="P6" draw:layer="layout" svg:x1="6.08cm" svg:y1="6.461cm" svg:x2="4.048cm" svg:y2="6.461cm">
          <text:p/>
        </draw:line>
        <draw:frame draw:style-name="gr11" draw:text-style-name="P7" draw:layer="layout" svg:width="2.032cm" svg:height="1.039cm" svg:x="4.302cm" svg:y="5.572cm">
          <draw:text-box>
            <text:p><text:span text:style-name="T1">2.2 Click Back</text:span></text:p>
          </draw:text-box>
        </draw:frame>
        <draw:line draw:style-name="gr7" draw:text-style-name="P6" draw:layer="layout" svg:x1="6.08cm" svg:y1="6.969cm" svg:x2="1.254cm" svg:y2="6.969cm">
          <text:p/>
        </draw:line>
        <draw:frame draw:style-name="gr10" draw:text-style-name="P7" draw:layer="layout" svg:width="5.588cm" svg:height="0.762cm" svg:x="1.508cm" svg:y="6.461cm">
          <draw:text-box>
            <text:p><text:span text:style-name="T1">2.3 Click Quit, end program</text:span></text:p>
          </draw:text-box>
        </draw:frame>
        <draw:line draw:style-name="gr7" draw:text-style-name="P6" draw:layer="layout" svg:x1="4.048cm" svg:y1="7.731cm" svg:x2="8.493cm" svg:y2="7.731cm">
          <text:p/>
        </draw:line>
        <draw:frame draw:style-name="gr13" draw:text-style-name="P7" draw:layer="layout" svg:width="2.921cm" svg:height="1.397cm" svg:x="6.08cm" svg:y="6.842cm">
          <draw:text-box>
            <text:p><text:span text:style-name="T1">3.1 click Continue</text:span></text:p>
          </draw:text-box>
        </draw:frame>
        <draw:line draw:style-name="gr7" draw:text-style-name="P6" draw:layer="layout" svg:x1="8.493cm" svg:y1="8.493cm" svg:x2="4.048cm" svg:y2="8.493cm">
          <text:p/>
        </draw:line>
        <draw:frame draw:style-name="gr8" draw:text-style-name="P7" draw:layer="layout" svg:width="3.125cm" svg:height="0.645cm" svg:x="5.876cm" svg:y="7.975cm">
          <draw:text-box>
            <text:p><text:span text:style-name="T1">3.2 Click Back</text:span></text:p>
          </draw:text-box>
        </draw:frame>
        <draw:line draw:style-name="gr7" draw:text-style-name="P6" draw:layer="layout" svg:x1="8.493cm" svg:y1="9.255cm" svg:x2="1.254cm" svg:y2="9.128cm">
          <text:p/>
        </draw:line>
        <draw:frame draw:style-name="gr8" draw:text-style-name="P7" draw:layer="layout" svg:width="4.826cm" svg:height="0.645cm" svg:x="2.651cm" svg:y="8.62cm">
          <draw:text-box>
            <text:p><text:span text:style-name="T1">3.3 Click Quit, end program</text:span></text:p>
          </draw:text-box>
        </draw:frame>
        <draw:line draw:style-name="gr7" draw:text-style-name="P6" draw:layer="layout" svg:x1="8.493cm" svg:y1="9.509cm" svg:x2="10.906cm" svg:y2="9.509cm">
          <text:p/>
        </draw:line>
        <draw:frame draw:style-name="gr11" draw:text-style-name="P7" draw:layer="layout" svg:width="2.54cm" svg:height="1.039cm" svg:x="8.493cm" svg:y="8.47cm">
          <draw:text-box>
            <text:p><text:span text:style-name="T1">4.1 Click </text:span></text:p>
            <text:p><text:span text:style-name="T1">Continue</text:span></text:p>
          </draw:text-box>
        </draw:frame>
        <draw:line draw:style-name="gr7" draw:text-style-name="P6" draw:layer="layout" svg:x1="10.906cm" svg:y1="10.398cm" svg:x2="8.366cm" svg:y2="10.398cm">
          <text:p/>
        </draw:line>
        <draw:frame draw:style-name="gr10" draw:text-style-name="P7" draw:layer="layout" svg:width="3.048cm" svg:height="0.762cm" svg:x="8.28cm" svg:y="9.85cm">
          <draw:text-box>
            <text:p><text:span text:style-name="T1">4.2 Click Back</text:span></text:p>
          </draw:text-box>
        </draw:frame>
        <draw:line draw:style-name="gr7" draw:text-style-name="P6" draw:layer="layout" svg:x1="10.906cm" svg:y1="11.287cm" svg:x2="1.254cm" svg:y2="11.16cm">
          <text:p/>
        </draw:line>
        <draw:frame draw:style-name="gr17" draw:text-style-name="P7" draw:layer="layout" svg:width="7.366cm" svg:height="0.889cm" svg:x="3.794cm" svg:y="10.652cm">
          <draw:text-box>
            <text:p><text:span text:style-name="T1">4.3 Click Quit, end program</text:span></text:p>
          </draw:text-box>
        </draw:frame>
        <draw:line draw:style-name="gr7" draw:text-style-name="P6" draw:layer="layout" svg:x1="10.906cm" svg:y1="11.922cm" svg:x2="13.446cm" svg:y2="11.922cm">
          <text:p/>
        </draw:line>
        <draw:frame draw:style-name="gr11" draw:text-style-name="P7" draw:layer="layout" svg:width="2.159cm" svg:height="1.039cm" svg:x="11.16cm" svg:y="10.906cm">
          <draw:text-box>
            <text:p><text:span text:style-name="T1">5.1 Click Continue</text:span></text:p>
          </draw:text-box>
        </draw:frame>
        <draw:line draw:style-name="gr7" draw:text-style-name="P6" draw:layer="layout" svg:x1="13.446cm" svg:y1="12.557cm" svg:x2="1.254cm" svg:y2="12.557cm">
          <text:p/>
        </draw:line>
        <draw:frame draw:style-name="gr8" draw:text-style-name="P7" draw:layer="layout" svg:width="7.747cm" svg:height="0.645cm" svg:x="3.921cm" svg:y="11.912cm">
          <draw:text-box>
            <text:p><text:span text:style-name="T1">5.2 Click Quit, end program</text:span></text:p>
          </draw:text-box>
        </draw:frame>
        <draw:line draw:style-name="gr7" draw:text-style-name="P6" draw:layer="layout" svg:x1="13.446cm" svg:y1="13.192cm" svg:x2="15.859cm" svg:y2="13.192cm">
          <text:p/>
        </draw:line>
        <draw:frame draw:style-name="gr11" draw:text-style-name="P7" draw:layer="layout" svg:width="2.159cm" svg:height="1.039cm" svg:x="13.446cm" svg:y="12.176cm">
          <draw:text-box>
            <text:p><text:span text:style-name="T1">6.1 Game Ends</text:span></text:p>
          </draw:text-box>
        </draw:frame>
        <draw:line draw:style-name="gr7" draw:text-style-name="P6" draw:layer="layout" svg:x1="15.859cm" svg:y1="13.827cm" svg:x2="8.493cm" svg:y2="13.827cm">
          <text:p/>
        </draw:line>
        <draw:frame draw:style-name="gr8" draw:text-style-name="P7" draw:layer="layout" svg:width="6.096cm" svg:height="0.645cm" svg:x="9.763cm" svg:y="13.192cm">
          <draw:text-box>
            <text:p><text:span text:style-name="T1">6.2 Click Play Again</text:span></text:p>
          </draw:text-box>
        </draw:frame>
        <draw:line draw:style-name="gr7" draw:text-style-name="P6" draw:layer="layout" svg:x1="15.859cm" svg:y1="14.716cm" svg:x2="1.381cm" svg:y2="14.716cm">
          <text:p/>
        </draw:line>
        <draw:frame draw:style-name="gr8" draw:text-style-name="P7" draw:layer="layout" svg:width="9.271cm" svg:height="0.645cm" svg:x="9.255cm" svg:y="14.081cm">
          <draw:text-box>
            <text:p><text:span text:style-name="T1">6.3 Click Quit, end program</text:span></text:p>
          </draw:text-box>
        </draw:frame>
        <draw:line draw:style-name="gr7" draw:text-style-name="P6" draw:layer="layout" svg:x1="15.859cm" svg:y1="15.351cm" svg:x2="18.526cm" svg:y2="15.351cm">
          <text:p/>
        </draw:line>
        <draw:frame draw:style-name="gr17" draw:text-style-name="P7" draw:layer="layout" svg:width="3.048cm" svg:height="0.889cm" svg:x="15.859cm" svg:y="14.716cm">
          <draw:text-box>
            <text:p><text:span text:style-name="T1">7.1 Click Stats</text:span></text:p>
          </draw:text-box>
        </draw:frame>
        <draw:line draw:style-name="gr7" draw:text-style-name="P6" draw:layer="layout" svg:x1="18.526cm" svg:y1="16.113cm" svg:x2="8.366cm" svg:y2="16.113cm">
          <text:p/>
        </draw:line>
        <draw:frame draw:style-name="gr8" draw:text-style-name="P7" draw:layer="layout" svg:width="7.239cm" svg:height="0.645cm" svg:x="11.033cm" svg:y="15.605cm">
          <draw:text-box>
            <text:p><text:span text:style-name="T1">7.2 Click Play Again</text:span></text:p>
          </draw:text-box>
        </draw:frame>
        <draw:line draw:style-name="gr7" draw:text-style-name="P6" draw:layer="layout" svg:x1="18.399cm" svg:y1="17.129cm" svg:x2="1.254cm" svg:y2="17.129cm">
          <text:p/>
        </draw:line>
        <draw:frame draw:style-name="gr8" draw:text-style-name="P7" draw:layer="layout" svg:width="9.017cm" svg:height="0.645cm" svg:x="8.366cm" svg:y="16.611cm">
          <draw:text-box>
            <text:p><text:span text:style-name="T1">7.3 Click Quit</text:span></text:p>
          </draw:text-box>
        </draw:frame>
        <draw:frame draw:style-name="gr12" draw:text-style-name="P4" draw:layer="layout" svg:width="16.383cm" svg:height="1.524cm" svg:x="3.413cm" svg:y="1.635cm">
          <draw:text-box>
            <text:p>Game Run Through Display Sequence Diagra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8:22:38.746306052</meta:creation-date>
    <dc:date>2016-10-01T14:22:42.502537051</dc:date>
    <meta:editing-duration>PT56M2S</meta:editing-duration>
    <meta:editing-cycles>9</meta:editing-cycles>
    <meta:generator>LibreOffice/4.4.7.2$Linux_X86_64 LibreOffice_project/40$Build-2</meta:generator>
    <meta:document-statistic meta:object-count="145"/>
  </office:meta>
</office:document-meta>
</file>